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38in"/>
    </style:style>
    <style:style style:name="co2" style:family="table-column">
      <style:table-column-properties fo:break-before="auto" style:column-width="4.9283in"/>
    </style:style>
    <style:style style:name="co3" style:family="table-column">
      <style:table-column-properties fo:break-before="auto" style:column-width="7.3319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22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ccffff" fo:padding="0.028in"/>
    </style:style>
    <style:style style:name="ce2" style:family="table-cell" style:parent-style-name="Default">
      <style:table-cell-properties style:glyph-orientation-vertical="0" fo:background-color="#33cccc" style:text-align-source="value-type" style:repeat-content="false" fo:wrap-option="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280099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Excel_5f_BuiltIn_5f_Hyperlink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37">
      <style:table-cell-properties fo:background-color="#ccffff"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ejaVu Sans" style:font-name-complex="Lohit Devanagari"/>
    </style:style>
    <style:style style:name="ce8" style:family="table-cell" style:parent-style-name="Default">
      <style:table-cell-properties fo:background-color="#ccffff" fo:padding="0.028in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style:font-name-asian="DejaVu Sans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21" table:default-cell-style-name="Default"/>
        <table:table-row table:style-name="ro1">
          <table:table-cell table:style-name="ce1"/>
          <table:table-cell table:style-name="Default" table:number-columns-repeated="2"/>
          <table:table-cell table:number-columns-repeated="4"/>
          <table:table-cell table:style-name="ce2"/>
          <table:table-cell table:style-name="ce1"/>
          <table:table-cell table:number-columns-repeated="6"/>
          <table:table-cell table:style-name="ce2"/>
          <table:table-cell table:style-name="ce1"/>
          <table:table-cell table:number-columns-repeated="6"/>
          <table:table-cell table:style-name="ce2"/>
        </table:table-row>
        <table:table-row table:style-name="ro1">
          <table:table-cell table:style-name="ce1" office:value-type="string">
            <text:p><text:s/></text:p>
          </table:table-cell>
          <table:table-cell table:style-name="ce1" office:value-type="string">
            <text:p>Project Name </text:p>
          </table:table-cell>
          <table:table-cell table:style-name="ce4" office:value-type="string">
            <text:p>Skymap Global</text:p>
          </table:table-cell>
          <table:table-cell table:style-name="ce1" table:number-columns-repeated="3"/>
          <table:table-cell/>
          <table:table-cell table:style-name="ce2"/>
          <table:table-cell table:style-name="ce1" table:number-columns-repeated="2"/>
          <table:table-cell table:style-name="ce4"/>
          <table:table-cell table:style-name="ce1" table:number-columns-repeated="3"/>
          <table:table-cell/>
          <table:table-cell table:style-name="ce2"/>
          <table:table-cell table:style-name="ce1" table:number-columns-repeated="2"/>
          <table:table-cell table:style-name="ce4"/>
          <table:table-cell table:style-name="ce1" table:number-columns-repeated="3"/>
          <table:table-cell/>
          <table:table-cell table:style-name="ce2"/>
        </table:table-row>
        <table:table-row table:style-name="ro1">
          <table:table-cell table:style-name="ce1"/>
          <table:table-cell table:style-name="ce1" office:value-type="string">
            <text:p>Site</text:p>
          </table:table-cell>
          <table:table-cell table:style-name="ce5" office:value-type="string">
            <text:p>http://smg.demo.technosoftwares.co.in/</text:p>
          </table:table-cell>
          <table:table-cell table:style-name="ce1" table:number-columns-repeated="3"/>
          <table:table-cell/>
          <table:table-cell table:style-name="ce2"/>
          <table:table-cell table:style-name="ce1" table:number-columns-repeated="2"/>
          <table:table-cell table:style-name="ce5"/>
          <table:table-cell table:style-name="ce1" table:number-columns-repeated="3"/>
          <table:table-cell/>
          <table:table-cell table:style-name="ce2"/>
          <table:table-cell table:style-name="ce1" table:number-columns-repeated="2"/>
          <table:table-cell table:style-name="ce5"/>
          <table:table-cell table:style-name="ce1" table:number-columns-repeated="3"/>
          <table:table-cell/>
          <table:table-cell table:style-name="ce2"/>
        </table:table-row>
        <table:table-row table:style-name="ro1">
          <table:table-cell table:style-name="ce1"/>
          <table:table-cell table:style-name="ce1" office:value-type="string">
            <text:p>Testing By</text:p>
          </table:table-cell>
          <table:table-cell table:style-name="ce1" office:value-type="string">
            <text:p>Ankush khandelwal</text:p>
          </table:table-cell>
          <table:table-cell table:style-name="ce1" table:number-columns-repeated="3"/>
          <table:table-cell/>
          <table:table-cell table:style-name="ce2"/>
          <table:table-cell table:style-name="ce1" table:number-columns-repeated="6"/>
          <table:table-cell/>
          <table:table-cell table:style-name="ce2"/>
          <table:table-cell table:style-name="ce1" table:number-columns-repeated="6"/>
          <table:table-cell/>
          <table:table-cell table:style-name="ce2"/>
        </table:table-row>
        <table:table-row table:style-name="ro1">
          <table:table-cell table:style-name="ce1"/>
          <table:table-cell table:style-name="ce1" office:value-type="string">
            <text:p>Date</text:p>
          </table:table-cell>
          <table:table-cell table:style-name="ce6" office:value-type="string">
            <text:p>23/07/2014</text:p>
          </table:table-cell>
          <table:table-cell table:style-name="ce1" table:number-columns-repeated="3"/>
          <table:table-cell/>
          <table:table-cell table:style-name="ce2"/>
          <table:table-cell table:style-name="ce1" table:number-columns-repeated="2"/>
          <table:table-cell table:style-name="ce6"/>
          <table:table-cell table:style-name="ce1" table:number-columns-repeated="3"/>
          <table:table-cell/>
          <table:table-cell table:style-name="ce2"/>
          <table:table-cell table:style-name="ce1" table:number-columns-repeated="2"/>
          <table:table-cell table:style-name="ce6"/>
          <table:table-cell table:style-name="ce1" table:number-columns-repeated="3"/>
          <table:table-cell/>
          <table:table-cell table:style-name="ce2"/>
        </table:table-row>
        <table:table-row table:style-name="ro1">
          <table:table-cell table:style-name="ce1" table:number-columns-repeated="6"/>
          <table:table-cell/>
          <table:table-cell table:style-name="ce2"/>
          <table:table-cell table:style-name="ce1" table:number-columns-repeated="6"/>
          <table:table-cell/>
          <table:table-cell table:style-name="ce2"/>
          <table:table-cell table:style-name="ce1" table:number-columns-repeated="6"/>
          <table:table-cell/>
          <table:table-cell table:style-name="ce2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2"/>
          <table:table-cell table:number-columns-repeated="7"/>
          <table:table-cell table:style-name="ce2"/>
          <table:table-cell table:number-columns-repeated="7"/>
          <table:table-cell table:style-name="ce2"/>
        </table:table-row>
        <table:table-row table:style-name="ro1">
          <table:table-cell table:style-name="ce2" office:value-type="string">
            <text:p>S.No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Note</text:p>
          </table:table-cell>
          <table:table-cell table:style-name="ce8" office:value-type="string">
            <text:p>Verification comments</text:p>
          </table:table-cell>
          <table:table-cell table:style-name="ce2" office:value-type="string">
            <text:p>Fixed By</text:p>
          </table:table-cell>
          <table:table-cell table:style-name="ce2" table:number-columns-repeated="6"/>
          <table:table-cell table:style-name="ce8"/>
          <table:table-cell table:style-name="ce2" table:number-columns-repeated="7"/>
          <table:table-cell table:style-name="ce8"/>
          <table:table-cell table:style-name="ce2" table:number-columns-repeated="2"/>
        </table:table-row>
        <table:table-row table:style-name="ro1">
          <table:table-cell table:style-name="ce1"/>
          <table:table-cell table:style-name="Default" table:number-columns-repeated="2"/>
          <table:table-cell table:number-columns-repeated="4"/>
          <table:table-cell table:style-name="ce2"/>
          <table:table-cell table:style-name="ce1"/>
          <table:table-cell table:number-columns-repeated="6"/>
          <table:table-cell table:style-name="ce2"/>
          <table:table-cell table:style-name="ce1"/>
          <table:table-cell table:number-columns-repeated="6"/>
          <table:table-cell table:style-name="ce2"/>
        </table:table-row>
        <table:table-row table:style-name="ro1">
          <table:table-cell table:style-name="ce1" office:value-type="string">
            <text:p><text:s/></text:p>
          </table:table-cell>
          <table:table-cell table:style-name="ce1"/>
          <table:table-cell table:style-name="ce4"/>
          <table:table-cell table:style-name="ce1" table:number-columns-repeated="3"/>
          <table:table-cell/>
          <table:table-cell table:style-name="ce2"/>
          <table:table-cell table:style-name="ce1" table:number-columns-repeated="2"/>
          <table:table-cell table:style-name="ce4"/>
          <table:table-cell table:style-name="ce1" table:number-columns-repeated="3"/>
          <table:table-cell/>
          <table:table-cell table:style-name="ce2"/>
          <table:table-cell table:style-name="ce1" table:number-columns-repeated="2"/>
          <table:table-cell table:style-name="ce4"/>
          <table:table-cell table:style-name="ce1" table:number-columns-repeated="3"/>
          <table:table-cell/>
          <table:table-cell table:style-name="ce2"/>
        </table:table-row>
        <table:table-row table:style-name="ro1" table:number-rows-repeated="2">
          <table:table-cell table:style-name="Default" table:number-columns-repeated="3"/>
          <table:table-cell table:number-columns-repeated="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KYMAP GLOBAL (INDIA) LTD. PVT. ,It should be <text:s/>Skymap Global Pte Ltd</text:p>
          </table:table-cell>
          <table:table-cell office:value-type="string">
            <text:p><text:a xlink:href="http://smg.demo.technosoftwares.co.in/">http://smg.demo.technosoftwares.co.i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It should be srilanka </text:p>
          </table:table-cell>
          <table:table-cell office:value-type="string">
            <text:p><text:a xlink:href="http://smg.demo.technosoftwares.co.in/">http://smg.demo.technosoftwares.co.i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n bottom <text:s/>color change at all links on mouse hover </text:p>
          </table:table-cell>
          <table:table-cell office:value-type="string">
            <text:p><text:a xlink:href="http://smg.demo.technosoftwares.co.in/">http://smg.demo.technosoftwares.co.in/</text:a>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homepage link is not working</text:p>
          </table:table-cell>
          <table:table-cell office:value-type="string">
            <text:p>http://smg.demo.technosoftwares.co.in/enabling-the-one-map-policy-for-indonesiawith-large-scale-national-coverage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On read more mouse hover remove that text from there </text:p>
          </table:table-cell>
          <table:table-cell office:value-type="string">
            <text:p><text:a xlink:href="http://smg.demo.technosoftwares.co.in/">http://smg.demo.technosoftwares.co.i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n latest at skymap date time should be there </text:p>
          </table:table-cell>
          <table:table-cell office:value-type="string">
            <text:p><text:a xlink:href="http://smg.demo.technosoftwares.co.in/">http://smg.demo.technosoftwares.co.i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n homepage ,products link is not working</text:p>
          </table:table-cell>
          <table:table-cell office:value-type="string">
            <text:p><text:a xlink:href="http://smg.demo.technosoftwares.co.in/">http://smg.demo.technosoftwares.co.i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n homepage read more button design </text:p>
          </table:table-cell>
          <table:table-cell table:style-name="ce7" office:value-type="string">
            <text:p><text:span text:style-name="T1"><text:a xlink:href="http://smg.demo.technosoftwares.co.in/">http://smg.demo.technosoftwares.co.in/</text:a></text:span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Subscribe to news letter not working</text:p>
          </table:table-cell>
          <table:table-cell office:value-type="string">
            <text:p><text:a xlink:href="http://smg.demo.technosoftwares.co.in/">http://smg.demo.technosoftwares.co.i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Call to order not working</text:p>
          </table:table-cell>
          <table:table-cell office:value-type="string">
            <text:p><text:a xlink:href="http://smg.demo.technosoftwares.co.in/">http://smg.demo.technosoftwares.co.i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n logo:twitter,fb,rss,linkedin,on mouse hover remove text smg</text:p>
          </table:table-cell>
          <table:table-cell office:value-type="string">
            <text:p><text:a xlink:href="http://smg.demo.technosoftwares.co.in/">http://smg.demo.technosoftwares.co.i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n homepage “change lorem ipsum dummy text”</text:p>
          </table:table-cell>
          <table:table-cell office:value-type="string">
            <text:p><text:a xlink:href="http://smg.demo.technosoftwares.co.in/">http://smg.demo.technosoftwares.co.i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n homepage “begin search for all available data”button not woking</text:p>
          </table:table-cell>
          <table:table-cell office:value-type="string">
            <text:p><text:a xlink:href="http://smg.demo.technosoftwares.co.in/">http://smg.demo.technosoftwares.co.i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Homepage design 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Change color on mouse hover:sign in ,news letter ,call to order and search </text:p>
          </table:table-cell>
          <table:table-cell table:number-columns-repeated="22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Change color on mouse hover for all sub heading link</text:p>
          </table:table-cell>
          <table:table-cell office:value-type="string">
            <text:p>http://smg.demo.technosoftwares.co.in/service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Get in touch text color</text:p>
          </table:table-cell>
          <table:table-cell office:value-type="string">
            <text:p>http://smg.demo.technosoftwares.co.in/service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Change color on mouse hover for all sub heading link</text:p>
          </table:table-cell>
          <table:table-cell office:value-type="string">
            <text:p>http://smg.demo.technosoftwares.co.in/infrastructure-and-engineering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mage missing</text:p>
          </table:table-cell>
          <table:table-cell office:value-type="string">
            <text:p>http://smg.demo.technosoftwares.co.in/infrastructure-and-engineering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opem ipsum text remove</text:p>
          </table:table-cell>
          <table:table-cell office:value-type="string">
            <text:p><text:a xlink:href="http://smg.demo.technosoftwares.co.in/vision/">http://smg.demo.technosoftwares.co.in/visio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Change color on mouse hover for all sub heading link</text:p>
          </table:table-cell>
          <table:table-cell office:value-type="string">
            <text:p><text:a xlink:href="http://smg.demo.technosoftwares.co.in/vision/">http://smg.demo.technosoftwares.co.in/visio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Get in touch text color</text:p>
          </table:table-cell>
          <table:table-cell office:value-type="string">
            <text:p><text:a xlink:href="http://smg.demo.technosoftwares.co.in/vision/">http://smg.demo.technosoftwares.co.in/visio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ead more link design</text:p>
          </table:table-cell>
          <table:table-cell office:value-type="string">
            <text:p><text:a xlink:href="http://smg.demo.technosoftwares.co.in/vision/">http://smg.demo.technosoftwares.co.in/vision/</text:a>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Lopem ipsum text remove</text:p>
          </table:table-cell>
          <table:table-cell office:value-type="string">
            <text:p>http://smg.demo.technosoftwares.co.in/managment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Change color on mouse hover for all sub heading link</text:p>
          </table:table-cell>
          <table:table-cell office:value-type="string">
            <text:p>http://smg.demo.technosoftwares.co.in/managment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Read more link design</text:p>
          </table:table-cell>
          <table:table-cell office:value-type="string">
            <text:p>http://smg.demo.technosoftwares.co.in/managment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Lopem ipsum text remove</text:p>
          </table:table-cell>
          <table:table-cell office:value-type="string">
            <text:p>http://smg.demo.technosoftwares.co.in/new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Change color on mouse hover for all sub heading link</text:p>
          </table:table-cell>
          <table:table-cell office:value-type="string">
            <text:p>http://smg.demo.technosoftwares.co.in/new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ead more link design</text:p>
          </table:table-cell>
          <table:table-cell office:value-type="string">
            <text:p>http://smg.demo.technosoftwares.co.in/new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Tags missing</text:p>
          </table:table-cell>
          <table:table-cell office:value-type="string">
            <text:p>http://smg.demo.technosoftwares.co.in/new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Social network link should be there on news detai page </text:p>
          </table:table-cell>
          <table:table-cell office:value-type="string">
            <text:p>http://smg.demo.technosoftwares.co.in/new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Change color on mouse hover for all sub heading link</text:p>
          </table:table-cell>
          <table:table-cell office:value-type="string">
            <text:p>http://smg.demo.technosoftwares.co.in/event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Read more link design</text:p>
          </table:table-cell>
          <table:table-cell office:value-type="string">
            <text:p>http://smg.demo.technosoftwares.co.in/event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Events missing</text:p>
          </table:table-cell>
          <table:table-cell office:value-type="string">
            <text:p>http://smg.demo.technosoftwares.co.in/event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Change color on mouse hover for all sub heading link</text:p>
          </table:table-cell>
          <table:table-cell office:value-type="string">
            <text:p>http://smg.demo.technosoftwares.co.in/career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Read more link design</text:p>
          </table:table-cell>
          <table:table-cell office:value-type="string">
            <text:p>http://smg.demo.technosoftwares.co.in/career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Get in touch text color</text:p>
          </table:table-cell>
          <table:table-cell office:value-type="string">
            <text:p>http://smg.demo.technosoftwares.co.in/career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Error message should show properly </text:p>
          </table:table-cell>
          <table:table-cell office:value-type="string">
            <text:p>http://smg.demo.technosoftwares.co.in/contact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Change color on mouse hover for all sub heading link</text:p>
          </table:table-cell>
          <table:table-cell office:value-type="string">
            <text:p>http://smg.demo.technosoftwares.co.in/contact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Get in touch text color</text:p>
          </table:table-cell>
          <table:table-cell office:value-type="string">
            <text:p>http://smg.demo.technosoftwares.co.in/contact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Page design </text:p>
          </table:table-cell>
          <table:table-cell office:value-type="string">
            <text:p>http://smg.demo.technosoftwares.co.in/customer-support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Page content</text:p>
          </table:table-cell>
          <table:table-cell office:value-type="string">
            <text:p>http://smg.demo.technosoftwares.co.in/skymap-partners/blackbridge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orrect ,Change ssta products link </text:p>
          </table:table-cell>
          <table:table-cell office:value-type="string">
            <text:p>http://smg.demo.technosoftwares.co.in/ssta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Read more link design</text:p>
          </table:table-cell>
          <table:table-cell office:value-type="string">
            <text:p>http://smg.demo.technosoftwares.co.in/skymap-partners/ssta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Correct ,Change google products link </text:p>
          </table:table-cell>
          <table:table-cell office:value-type="string">
            <text:p>http://smg.demo.technosoftwares.co.in/google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Read more link design</text:p>
          </table:table-cell>
          <table:table-cell office:value-type="string">
            <text:p>http://smg.demo.technosoftwares.co.in/skymap-partners/google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Content missing and image also</text:p>
          </table:table-cell>
          <table:table-cell office:value-type="string">
            <text:p>http://smg.demo.technosoftwares.co.in/google-geo-busines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Image design</text:p>
          </table:table-cell>
          <table:table-cell office:value-type="string">
            <text:p>http://smg.demo.technosoftwares.co.in/skymap-partners/eomap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Image design</text:p>
          </table:table-cell>
          <table:table-cell office:value-type="string">
            <text:p>http://smg.demo.technosoftwares.co.in/eomap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Correct ,Change eomap products link </text:p>
          </table:table-cell>
          <table:table-cell office:value-type="string">
            <text:p>http://smg.demo.technosoftwares.co.in/eomap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ead more link design</text:p>
          </table:table-cell>
          <table:table-cell office:value-type="string">
            <text:p>http://smg.demo.technosoftwares.co.in/eomap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Content missing and image also</text:p>
          </table:table-cell>
          <table:table-cell office:value-type="string">
            <text:p>http://smg.demo.technosoftwares.co.in/skymap-partners/eomap/seafloor-benthic-mapping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Content missing and image also</text:p>
          </table:table-cell>
          <table:table-cell office:value-type="string">
            <text:p>http://smg.demo.technosoftwares.co.in/skymap-partners/eomap/water-quality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Page missing</text:p>
          </table:table-cell>
          <table:table-cell office:value-type="string">
            <text:p>http://smg.demo.technosoftwares.co.in/bathymetry-mapping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Content missing and image also</text:p>
          </table:table-cell>
          <table:table-cell office:value-type="string">
            <text:p>http://smg.demo.technosoftwares.co.in/skymap-partners/eomap/dredging-monitoring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Content missing and image also</text:p>
          </table:table-cell>
          <table:table-cell office:value-type="string">
            <text:p>http://smg.demo.technosoftwares.co.in/skymap-partners/ibm/ibm-i2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Correct ,Change Ibm products link </text:p>
          </table:table-cell>
          <table:table-cell office:value-type="string">
            <text:p>http://smg.demo.technosoftwares.co.in/ibm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orrect ,Change <text:s/>products link </text:p>
          </table:table-cell>
          <table:table-cell office:value-type="string">
            <text:p>http://smg.demo.technosoftwares.co.in/pci-geomatic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Read more link design</text:p>
          </table:table-cell>
          <table:table-cell office:value-type="string">
            <text:p>http://smg.demo.technosoftwares.co.in/pci-geomatics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mage design</text:p>
          </table:table-cell>
          <table:table-cell office:value-type="string">
            <text:p>http://smg.demo.technosoftwares.co.in/skymap-partners/autodesk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61">
            <text:p>61</text:p>
          </table:table-cell>
          <table:table-cell office:value-type="string">
            <text:p>Correct ,Change <text:s/>products link </text:p>
          </table:table-cell>
          <table:table-cell office:value-type="string">
            <text:p>http://smg.demo.technosoftwares.co.in/autodesk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ead more link design</text:p>
          </table:table-cell>
          <table:table-cell office:value-type="string">
            <text:p>http://smg.demo.technosoftwares.co.in/skymap-partners/autodesk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Content missing and image also</text:p>
          </table:table-cell>
          <table:table-cell office:value-type="string">
            <text:p>http://smg.demo.technosoftwares.co.in/skymap-partners/autodesk/autocad-design-suite/</text:p>
          </table:table-cell>
          <table:table-cell table:number-columns-repeated="21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28in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3">07/23/2014</text:date>, <text:time>11:2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0:22:48</meta:creation-date>
    <dc:date>2014-07-23T11:26:06</dc:date>
    <meta:editing-duration>PT1H3M43S</meta:editing-duration>
    <meta:editing-cycles>40</meta:editing-cycles>
    <meta:generator>LibreOffice/3.4$Linux LibreOffice_project/340m1$Build-502</meta:generator>
    <meta:document-statistic meta:table-count="3" meta:cell-count="204" meta:object-count="0"/>
  </office:meta>
</office:document-meta>
</file>